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ee3ab"/>
    </style:style>
    <style:style style:name="P2" style:family="paragraph" style:parent-style-name="Standard">
      <style:text-properties officeooo:paragraph-rsid="0010a6cb"/>
    </style:style>
    <style:style style:name="P3" style:family="paragraph" style:parent-style-name="Standard">
      <style:text-properties officeooo:paragraph-rsid="0011d168"/>
    </style:style>
    <style:style style:name="T1" style:family="text">
      <style:text-properties officeooo:rsid="000ee3ab"/>
    </style:style>
    <style:style style:name="T2" style:family="text">
      <style:text-properties officeooo:rsid="0010a6cb"/>
    </style:style>
    <style:style style:name="T3" style:family="text">
      <style:text-properties officeooo:rsid="0011d1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 this problem, we used the partial code a lot.</text:span></text:p>
      <text:p text:style-name="P1"><text:span text:style-name="T1">The most important detail we need to use is listed following.</text:span></text:p>
      <text:p text:style-name="P2"><text:span text:style-name="T1">1.</text:span><text:span text:style-name="T2">Layout.h &amp;&amp; Layout.cpp</text:span></text:p>
      <text:p text:style-name="P2"><text:span text:style-name="T1">class Layout, for this, we overload operator&gt;&gt; to let it can be </text:span><text:span text:style-name="T2">directed </text:span><text:span text:style-name="T1">read from input files.</text:span></text:p>
      <text:p text:style-name="P2"><text:span text:style-name="T2">2.GraphPacking.h</text:span></text:p>
      <text:p text:style-name="P2"><text:span text:style-name="T2">we found that it is used by class PackingCommand, and we don't need to use it by ourself.</text:span></text:p>
      <text:p text:style-name="P2"><text:span text:style-name="T2">3.PackingCommand.h</text:span></text:p>
      <text:p text:style-name="P3"><text:span text:style-name="T3">we need to record and set the status for better results, so we add getS() and setS() function. we make them real virtual and we realize they in SPPackingCommand.h as inline function.</text:span></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o </meta:initial-creator>
    <meta:creation-date>2013-06-28T22:54:58</meta:creation-date>
    <dc:date>2013-06-28T23:19:55</dc:date>
    <dc:creator>zero </dc:creator>
    <meta:editing-duration>PT19M34S</meta:editing-duration>
    <meta:editing-cycles>3</meta:editing-cycles>
    <meta:generator>LibreOffice/4.0.2.2$Linux_X86_64 LibreOffice_project/400m0$Build-2</meta:generator>
    <meta:document-statistic meta:table-count="0" meta:image-count="0" meta:object-count="0" meta:page-count="1" meta:paragraph-count="8" meta:word-count="93" meta:character-count="533" meta:non-whitespace-character-count="448"/>
  </office:meta>
</office:document-meta>
</file>